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/>
    </style:style>
    <style:style style:name="ce2" style:family="table-cell" style:parent-style-name="Default">
      <style:table-cell-properties fo:background-color="#fff685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12.96mm" svg:y="25.97mm">
            <draw:object draw:notify-on-update-of-ranges="Sheet1.A1:Sheet1.A25 Sheet1.B1:Sheet1.B25 Sheet1.A1:Sheet1.A25 Sheet1.B28:Sheet1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table:formula="of:=([.C1]+[.D1]+[.E1]+[.F1]+[.G1]+[.H1]+[.I1]+[.J1]+[.K1]+[.L1])/10" office:value-type="float" office:value="0.0003433" calcext:value-type="float">
            <text:p>0.0003433</text:p>
          </table:table-cell>
          <table:table-cell table:number-columns-repeated="4" office:value-type="float" office:value="0.000322" calcext:value-type="float">
            <text:p>0.000322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C2]+[.D2]+[.E2]+[.F2]+[.G2]+[.H2]+[.I2]+[.J2]+[.K2]+[.L2])/10" office:value-type="float" office:value="0.0027849" calcext:value-type="float">
            <text:p>0.0027849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634" calcext:value-type="float">
            <text:p>0.002634</text:p>
          </table:table-cell>
          <table:table-cell office:value-type="float" office:value="0.002567" calcext:value-type="float">
            <text:p>0.002567</text:p>
          </table:table-cell>
          <table:table-cell office:value-type="float" office:value="0.002886" calcext:value-type="float">
            <text:p>0.002886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0.00264" calcext:value-type="float">
            <text:p>0.002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C3]+[.D3]+[.E3]+[.F3]+[.G3]+[.H3]+[.I3]+[.J3]+[.K3]+[.L3])/10" office:value-type="float" office:value="0.0088382" calcext:value-type="float">
            <text:p>0.0088382</text:p>
          </table:table-cell>
          <table:table-cell office:value-type="float" office:value="0.009677" calcext:value-type="float">
            <text:p>0.009677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8926" calcext:value-type="float">
            <text:p>0.008926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08569" calcext:value-type="float">
            <text:p>0.008569</text:p>
          </table:table-cell>
          <table:table-cell office:value-type="float" office:value="0.008568" calcext:value-type="float">
            <text:p>0.008568</text:p>
          </table:table-cell>
          <table:table-cell office:value-type="float" office:value="0.008566" calcext:value-type="float">
            <text:p>0.00856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C4]+[.D4]+[.E4]+[.F4]+[.G4]+[.H4]+[.I4]+[.J4]+[.K4]+[.L4])/10" office:value-type="float" office:value="0.0206425" calcext:value-type="float">
            <text:p>0.0206425</text:p>
          </table:table-cell>
          <table:table-cell office:value-type="float" office:value="0.021264" calcext:value-type="float">
            <text:p>0.021264</text:p>
          </table:table-cell>
          <table:table-cell office:value-type="float" office:value="0.021473" calcext:value-type="float">
            <text:p>0.021473</text:p>
          </table:table-cell>
          <table:table-cell office:value-type="float" office:value="0.020726" calcext:value-type="float">
            <text:p>0.02072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0857" calcext:value-type="float">
            <text:p>0.020857</text:p>
          </table:table-cell>
          <table:table-cell office:value-type="float" office:value="0.020335" calcext:value-type="float">
            <text:p>0.020335</text:p>
          </table:table-cell>
          <table:table-cell office:value-type="float" office:value="0.020218" calcext:value-type="float">
            <text:p>0.020218</text:p>
          </table:table-cell>
          <table:table-cell office:value-type="float" office:value="0.020224" calcext:value-type="float">
            <text:p>0.020224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20293" calcext:value-type="float">
            <text:p>0.0202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C5]+[.D5]+[.E5]+[.F5]+[.G5]+[.H5]+[.I5]+[.J5]+[.K5]+[.L5])/10" office:value-type="float" office:value="0.0408305" calcext:value-type="float">
            <text:p>0.0408305</text:p>
          </table:table-cell>
          <table:table-cell office:value-type="float" office:value="0.040995" calcext:value-type="float">
            <text:p>0.040995</text:p>
          </table:table-cell>
          <table:table-cell office:value-type="float" office:value="0.041407" calcext:value-type="float">
            <text:p>0.041407</text:p>
          </table:table-cell>
          <table:table-cell office:value-type="float" office:value="0.042051" calcext:value-type="float">
            <text:p>0.042051</text:p>
          </table:table-cell>
          <table:table-cell office:value-type="float" office:value="0.041483" calcext:value-type="float">
            <text:p>0.041483</text:p>
          </table:table-cell>
          <table:table-cell office:value-type="float" office:value="0.040631" calcext:value-type="float">
            <text:p>0.040631</text:p>
          </table:table-cell>
          <table:table-cell office:value-type="float" office:value="0.041462" calcext:value-type="float">
            <text:p>0.041462</text:p>
          </table:table-cell>
          <table:table-cell office:value-type="float" office:value="0.040686" calcext:value-type="float">
            <text:p>0.040686</text:p>
          </table:table-cell>
          <table:table-cell office:value-type="float" office:value="0.039955" calcext:value-type="float">
            <text:p>0.039955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0.039345" calcext:value-type="float">
            <text:p>0.0393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C6]+[.D6]+[.E6]+[.F6]+[.G6]+[.H6]+[.I6]+[.J6]+[.K6]+[.L6])/10" office:value-type="float" office:value="0.0676844" calcext:value-type="float">
            <text:p>0.0676844</text:p>
          </table:table-cell>
          <table:table-cell office:value-type="float" office:value="0.068743" calcext:value-type="float">
            <text:p>0.068743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67765" calcext:value-type="float">
            <text:p>0.067765</text:p>
          </table:table-cell>
          <table:table-cell office:value-type="float" office:value="0.067614" calcext:value-type="float">
            <text:p>0.067614</text:p>
          </table:table-cell>
          <table:table-cell office:value-type="float" office:value="0.067385" calcext:value-type="float">
            <text:p>0.067385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68155" calcext:value-type="float">
            <text:p>0.068155</text:p>
          </table:table-cell>
          <table:table-cell office:value-type="float" office:value="0.067377" calcext:value-type="float">
            <text:p>0.067377</text:p>
          </table:table-cell>
          <table:table-cell office:value-type="float" office:value="0.067438" calcext:value-type="float">
            <text:p>0.067438</text:p>
          </table:table-cell>
          <table:table-cell office:value-type="float" office:value="0.067507" calcext:value-type="float">
            <text:p>0.06750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C7]+[.D7]+[.E7]+[.F7]+[.G7]+[.H7]+[.I7]+[.J7]+[.K7]+[.L7])/10" office:value-type="float" office:value="0.107296" calcext:value-type="float">
            <text:p>0.107296</text:p>
          </table:table-cell>
          <table:table-cell office:value-type="float" office:value="0.108672" calcext:value-type="float">
            <text:p>0.108672</text:p>
          </table:table-cell>
          <table:table-cell office:value-type="float" office:value="0.108486" calcext:value-type="float">
            <text:p>0.108486</text:p>
          </table:table-cell>
          <table:table-cell office:value-type="float" office:value="0.107689" calcext:value-type="float">
            <text:p>0.107689</text:p>
          </table:table-cell>
          <table:table-cell office:value-type="float" office:value="0.107261" calcext:value-type="float">
            <text:p>0.107261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106653" calcext:value-type="float">
            <text:p>0.106653</text:p>
          </table:table-cell>
          <table:table-cell office:value-type="float" office:value="0.106609" calcext:value-type="float">
            <text:p>0.106609</text:p>
          </table:table-cell>
          <table:table-cell office:value-type="float" office:value="0.106768" calcext:value-type="float">
            <text:p>0.106768</text:p>
          </table:table-cell>
          <table:table-cell office:value-type="float" office:value="0.107148" calcext:value-type="float">
            <text:p>0.107148</text:p>
          </table:table-cell>
          <table:table-cell office:value-type="float" office:value="0.106802" calcext:value-type="float">
            <text:p>0.10680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[.C8]+[.D8]+[.E8]+[.F8]+[.G8]+[.H8]+[.I8]+[.J8]+[.K8]+[.L8])/10" office:value-type="float" office:value="0.1614052" calcext:value-type="float">
            <text:p>0.1614052</text:p>
          </table:table-cell>
          <table:table-cell office:value-type="float" office:value="0.170835" calcext:value-type="float">
            <text:p>0.170835</text:p>
          </table:table-cell>
          <table:table-cell office:value-type="float" office:value="0.167994" calcext:value-type="float">
            <text:p>0.167994</text:p>
          </table:table-cell>
          <table:table-cell office:value-type="float" office:value="0.163184" calcext:value-type="float">
            <text:p>0.163184</text:p>
          </table:table-cell>
          <table:table-cell office:value-type="float" office:value="0.158394" calcext:value-type="float">
            <text:p>0.158394</text:p>
          </table:table-cell>
          <table:table-cell office:value-type="float" office:value="0.158457" calcext:value-type="float">
            <text:p>0.158457</text:p>
          </table:table-cell>
          <table:table-cell office:value-type="float" office:value="0.158981" calcext:value-type="float">
            <text:p>0.158981</text:p>
          </table:table-cell>
          <table:table-cell office:value-type="float" office:value="0.159654" calcext:value-type="float">
            <text:p>0.159654</text:p>
          </table:table-cell>
          <table:table-cell office:value-type="float" office:value="0.158479" calcext:value-type="float">
            <text:p>0.158479</text:p>
          </table:table-cell>
          <table:table-cell office:value-type="float" office:value="0.159593" calcext:value-type="float">
            <text:p>0.159593</text:p>
          </table:table-cell>
          <table:table-cell office:value-type="float" office:value="0.158481" calcext:value-type="float">
            <text:p>0.15848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[.C9]+[.D9]+[.E9]+[.F9]+[.G9]+[.H9]+[.I9]+[.J9]+[.K9]+[.L9])/10" office:value-type="float" office:value="0.2263606" calcext:value-type="float">
            <text:p>0.2263606</text:p>
          </table:table-cell>
          <table:table-cell office:value-type="float" office:value="0.232033" calcext:value-type="float">
            <text:p>0.232033</text:p>
          </table:table-cell>
          <table:table-cell office:value-type="float" office:value="0.225068" calcext:value-type="float">
            <text:p>0.225068</text:p>
          </table:table-cell>
          <table:table-cell office:value-type="float" office:value="0.227189" calcext:value-type="float">
            <text:p>0.227189</text:p>
          </table:table-cell>
          <table:table-cell office:value-type="float" office:value="0.224991" calcext:value-type="float">
            <text:p>0.224991</text:p>
          </table:table-cell>
          <table:table-cell office:value-type="float" office:value="0.224846" calcext:value-type="float">
            <text:p>0.224846</text:p>
          </table:table-cell>
          <table:table-cell office:value-type="float" office:value="0.227077" calcext:value-type="float">
            <text:p>0.227077</text:p>
          </table:table-cell>
          <table:table-cell office:value-type="float" office:value="0.224714" calcext:value-type="float">
            <text:p>0.224714</text:p>
          </table:table-cell>
          <table:table-cell office:value-type="float" office:value="0.227858" calcext:value-type="float">
            <text:p>0.227858</text:p>
          </table:table-cell>
          <table:table-cell office:value-type="float" office:value="0.22479" calcext:value-type="float">
            <text:p>0.22479</text:p>
          </table:table-cell>
          <table:table-cell office:value-type="float" office:value="0.22504" calcext:value-type="float">
            <text:p>0.225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C10]+[.D10]+[.E10]+[.F10]+[.G10]+[.H10]+[.I10]+[.J10]+[.K10]+[.L10])/10" office:value-type="float" office:value="0.3096842" calcext:value-type="float">
            <text:p>0.3096842</text:p>
          </table:table-cell>
          <table:table-cell office:value-type="float" office:value="0.317163" calcext:value-type="float">
            <text:p>0.317163</text:p>
          </table:table-cell>
          <table:table-cell office:value-type="float" office:value="0.307718" calcext:value-type="float">
            <text:p>0.307718</text:p>
          </table:table-cell>
          <table:table-cell office:value-type="float" office:value="0.310049" calcext:value-type="float">
            <text:p>0.310049</text:p>
          </table:table-cell>
          <table:table-cell office:value-type="float" office:value="0.30777" calcext:value-type="float">
            <text:p>0.30777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0.307733" calcext:value-type="float">
            <text:p>0.307733</text:p>
          </table:table-cell>
          <table:table-cell office:value-type="float" office:value="0.310168" calcext:value-type="float">
            <text:p>0.310168</text:p>
          </table:table-cell>
          <table:table-cell office:value-type="float" office:value="0.308834" calcext:value-type="float">
            <text:p>0.308834</text:p>
          </table:table-cell>
          <table:table-cell office:value-type="float" office:value="0.307784" calcext:value-type="float">
            <text:p>0.307784</text:p>
          </table:table-cell>
          <table:table-cell office:value-type="float" office:value="0.309683" calcext:value-type="float">
            <text:p>0.30968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[.C11]+[.D11]+[.E11]+[.F11]+[.G11]+[.H11]+[.I11]+[.J11]+[.K11]+[.L11])/10" office:value-type="float" office:value="0.4116349" calcext:value-type="float">
            <text:p>0.4116349</text:p>
          </table:table-cell>
          <table:table-cell office:value-type="float" office:value="0.419402" calcext:value-type="float">
            <text:p>0.419402</text:p>
          </table:table-cell>
          <table:table-cell office:value-type="float" office:value="0.412682" calcext:value-type="float">
            <text:p>0.412682</text:p>
          </table:table-cell>
          <table:table-cell office:value-type="float" office:value="0.41293" calcext:value-type="float">
            <text:p>0.41293</text:p>
          </table:table-cell>
          <table:table-cell office:value-type="float" office:value="0.409478" calcext:value-type="float">
            <text:p>0.409478</text:p>
          </table:table-cell>
          <table:table-cell office:value-type="float" office:value="0.414579" calcext:value-type="float">
            <text:p>0.414579</text:p>
          </table:table-cell>
          <table:table-cell office:value-type="float" office:value="0.409174" calcext:value-type="float">
            <text:p>0.409174</text:p>
          </table:table-cell>
          <table:table-cell office:value-type="float" office:value="0.409572" calcext:value-type="float">
            <text:p>0.409572</text:p>
          </table:table-cell>
          <table:table-cell office:value-type="float" office:value="0.409406" calcext:value-type="float">
            <text:p>0.409406</text:p>
          </table:table-cell>
          <table:table-cell office:value-type="float" office:value="0.409915" calcext:value-type="float">
            <text:p>0.409915</text:p>
          </table:table-cell>
          <table:table-cell office:value-type="float" office:value="0.409211" calcext:value-type="float">
            <text:p>0.4092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[.C12]+[.D12]+[.E12]+[.F12]+[.G12]+[.H12]+[.I12]+[.J12]+[.K12]+[.L12])/10" office:value-type="float" office:value="0.532891" calcext:value-type="float">
            <text:p>0.532891</text:p>
          </table:table-cell>
          <table:table-cell office:value-type="float" office:value="0.539519" calcext:value-type="float">
            <text:p>0.539519</text:p>
          </table:table-cell>
          <table:table-cell office:value-type="float" office:value="0.532874" calcext:value-type="float">
            <text:p>0.532874</text:p>
          </table:table-cell>
          <table:table-cell office:value-type="float" office:value="0.532117" calcext:value-type="float">
            <text:p>0.532117</text:p>
          </table:table-cell>
          <table:table-cell office:value-type="float" office:value="0.532598" calcext:value-type="float">
            <text:p>0.532598</text:p>
          </table:table-cell>
          <table:table-cell office:value-type="float" office:value="0.532309" calcext:value-type="float">
            <text:p>0.532309</text:p>
          </table:table-cell>
          <table:table-cell office:value-type="float" office:value="0.531979" calcext:value-type="float">
            <text:p>0.531979</text:p>
          </table:table-cell>
          <table:table-cell office:value-type="float" office:value="0.53216" calcext:value-type="float">
            <text:p>0.53216</text:p>
          </table:table-cell>
          <table:table-cell office:value-type="float" office:value="0.531641" calcext:value-type="float">
            <text:p>0.531641</text:p>
          </table:table-cell>
          <table:table-cell office:value-type="float" office:value="0.531897" calcext:value-type="float">
            <text:p>0.531897</text:p>
          </table:table-cell>
          <table:table-cell office:value-type="float" office:value="0.531816" calcext:value-type="float">
            <text:p>0.53181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[.C13]+[.D13]+[.E13]+[.F13]+[.G13]+[.H13]+[.I13]+[.J13]+[.K13]+[.L13])/10" office:value-type="float" office:value="0.6753715" calcext:value-type="float">
            <text:p>0.6753715</text:p>
          </table:table-cell>
          <table:table-cell office:value-type="float" office:value="0.679761" calcext:value-type="float">
            <text:p>0.679761</text:p>
          </table:table-cell>
          <table:table-cell office:value-type="float" office:value="0.674458" calcext:value-type="float">
            <text:p>0.674458</text:p>
          </table:table-cell>
          <table:table-cell office:value-type="float" office:value="0.674583" calcext:value-type="float">
            <text:p>0.674583</text:p>
          </table:table-cell>
          <table:table-cell office:value-type="float" office:value="0.675293" calcext:value-type="float">
            <text:p>0.675293</text:p>
          </table:table-cell>
          <table:table-cell office:value-type="float" office:value="0.674461" calcext:value-type="float">
            <text:p>0.674461</text:p>
          </table:table-cell>
          <table:table-cell office:value-type="float" office:value="0.675545" calcext:value-type="float">
            <text:p>0.675545</text:p>
          </table:table-cell>
          <table:table-cell office:value-type="float" office:value="0.674881" calcext:value-type="float">
            <text:p>0.674881</text:p>
          </table:table-cell>
          <table:table-cell office:value-type="float" office:value="0.674755" calcext:value-type="float">
            <text:p>0.674755</text:p>
          </table:table-cell>
          <table:table-cell office:value-type="float" office:value="0.674493" calcext:value-type="float">
            <text:p>0.674493</text:p>
          </table:table-cell>
          <table:table-cell office:value-type="float" office:value="0.675485" calcext:value-type="float">
            <text:p>0.67548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[.C14]+[.D14]+[.E14]+[.F14]+[.G14]+[.H14]+[.I14]+[.J14]+[.K14]+[.L14])/10" office:value-type="float" office:value="0.8412658" calcext:value-type="float">
            <text:p>0.8412658</text:p>
          </table:table-cell>
          <table:table-cell office:value-type="float" office:value="0.847402" calcext:value-type="float">
            <text:p>0.847402</text:p>
          </table:table-cell>
          <table:table-cell office:value-type="float" office:value="0.842324" calcext:value-type="float">
            <text:p>0.842324</text:p>
          </table:table-cell>
          <table:table-cell office:value-type="float" office:value="0.840352" calcext:value-type="float">
            <text:p>0.840352</text:p>
          </table:table-cell>
          <table:table-cell office:value-type="float" office:value="0.84026" calcext:value-type="float">
            <text:p>0.84026</text:p>
          </table:table-cell>
          <table:table-cell office:value-type="float" office:value="0.840212" calcext:value-type="float">
            <text:p>0.840212</text:p>
          </table:table-cell>
          <table:table-cell office:value-type="float" office:value="0.840001" calcext:value-type="float">
            <text:p>0.840001</text:p>
          </table:table-cell>
          <table:table-cell office:value-type="float" office:value="0.840077" calcext:value-type="float">
            <text:p>0.840077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841214" calcext:value-type="float">
            <text:p>0.841214</text:p>
          </table:table-cell>
          <table:table-cell office:value-type="float" office:value="0.840569" calcext:value-type="float">
            <text:p>0.8405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[.C15]+[.D15]+[.E15]+[.F15]+[.G15]+[.H15]+[.I15]+[.J15]+[.K15]+[.L15])/10" office:value-type="float" office:value="1.043723" calcext:value-type="float">
            <text:p>1.043723</text:p>
          </table:table-cell>
          <table:table-cell office:value-type="float" office:value="1.05061" calcext:value-type="float">
            <text:p>1.05061</text:p>
          </table:table-cell>
          <table:table-cell office:value-type="float" office:value="1.04278" calcext:value-type="float">
            <text:p>1.04278</text:p>
          </table:table-cell>
          <table:table-cell office:value-type="float" office:value="1.04424" calcext:value-type="float">
            <text:p>1.04424</text:p>
          </table:table-cell>
          <table:table-cell office:value-type="float" office:value="1.04248" calcext:value-type="float">
            <text:p>1.04248</text:p>
          </table:table-cell>
          <table:table-cell office:value-type="float" office:value="1.04353" calcext:value-type="float">
            <text:p>1.04353</text:p>
          </table:table-cell>
          <table:table-cell office:value-type="float" office:value="1.0427" calcext:value-type="float">
            <text:p>1.0427</text:p>
          </table:table-cell>
          <table:table-cell office:value-type="float" office:value="1.04226" calcext:value-type="float">
            <text:p>1.04226</text:p>
          </table:table-cell>
          <table:table-cell office:value-type="float" office:value="1.04227" calcext:value-type="float">
            <text:p>1.04227</text:p>
          </table:table-cell>
          <table:table-cell office:value-type="float" office:value="1.04312" calcext:value-type="float">
            <text:p>1.04312</text:p>
          </table:table-cell>
          <table:table-cell office:value-type="float" office:value="1.04324" calcext:value-type="float">
            <text:p>1.0432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([.C16]+[.D16]+[.E16]+[.F16]+[.G16]+[.H16]+[.I16]+[.J16]+[.K16]+[.L16])/10" office:value-type="float" office:value="1.282619" calcext:value-type="float">
            <text:p>1.282619</text:p>
          </table:table-cell>
          <table:table-cell office:value-type="float" office:value="1.29314" calcext:value-type="float">
            <text:p>1.29314</text:p>
          </table:table-cell>
          <table:table-cell office:value-type="float" office:value="1.28184" calcext:value-type="float">
            <text:p>1.28184</text:p>
          </table:table-cell>
          <table:table-cell office:value-type="float" office:value="1.27967" calcext:value-type="float">
            <text:p>1.27967</text:p>
          </table:table-cell>
          <table:table-cell office:value-type="float" office:value="1.28206" calcext:value-type="float">
            <text:p>1.28206</text:p>
          </table:table-cell>
          <table:table-cell office:value-type="float" office:value="1.2835" calcext:value-type="float">
            <text:p>1.2835</text:p>
          </table:table-cell>
          <table:table-cell office:value-type="float" office:value="1.28067" calcext:value-type="float">
            <text:p>1.28067</text:p>
          </table:table-cell>
          <table:table-cell office:value-type="float" office:value="1.28095" calcext:value-type="float">
            <text:p>1.28095</text:p>
          </table:table-cell>
          <table:table-cell office:value-type="float" office:value="1.27926" calcext:value-type="float">
            <text:p>1.27926</text:p>
          </table:table-cell>
          <table:table-cell office:value-type="float" office:value="1.28114" calcext:value-type="float">
            <text:p>1.28114</text:p>
          </table:table-cell>
          <table:table-cell office:value-type="float" office:value="1.28396" calcext:value-type="float">
            <text:p>1.2839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([.C17]+[.D17]+[.E17]+[.F17]+[.G17]+[.H17]+[.I17]+[.J17]+[.K17]+[.L17])/10" office:value-type="float" office:value="1.569684" calcext:value-type="float">
            <text:p>1.569684</text:p>
          </table:table-cell>
          <table:table-cell office:value-type="float" office:value="1.57056" calcext:value-type="float">
            <text:p>1.57056</text:p>
          </table:table-cell>
          <table:table-cell office:value-type="float" office:value="1.56247" calcext:value-type="float">
            <text:p>1.56247</text:p>
          </table:table-cell>
          <table:table-cell office:value-type="float" office:value="1.56373" calcext:value-type="float">
            <text:p>1.56373</text:p>
          </table:table-cell>
          <table:table-cell office:value-type="float" office:value="1.56971" calcext:value-type="float">
            <text:p>1.56971</text:p>
          </table:table-cell>
          <table:table-cell office:value-type="float" office:value="1.56487" calcext:value-type="float">
            <text:p>1.56487</text:p>
          </table:table-cell>
          <table:table-cell office:value-type="float" office:value="1.56472" calcext:value-type="float">
            <text:p>1.56472</text:p>
          </table:table-cell>
          <table:table-cell office:value-type="float" office:value="1.56847" calcext:value-type="float">
            <text:p>1.56847</text:p>
          </table:table-cell>
          <table:table-cell office:value-type="float" office:value="1.59085" calcext:value-type="float">
            <text:p>1.59085</text:p>
          </table:table-cell>
          <table:table-cell office:value-type="float" office:value="1.56423" calcext:value-type="float">
            <text:p>1.56423</text:p>
          </table:table-cell>
          <table:table-cell office:value-type="float" office:value="1.57723" calcext:value-type="float">
            <text:p>1.5772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[.C18]+[.D18]+[.E18]+[.F18]+[.G18]+[.H18]+[.I18]+[.J18]+[.K18]+[.L18])/10" office:value-type="float" office:value="1.887955" calcext:value-type="float">
            <text:p>1.887955</text:p>
          </table:table-cell>
          <table:table-cell office:value-type="float" office:value="1.90139" calcext:value-type="float">
            <text:p>1.90139</text:p>
          </table:table-cell>
          <table:table-cell office:value-type="float" office:value="1.88584" calcext:value-type="float">
            <text:p>1.88584</text:p>
          </table:table-cell>
          <table:table-cell office:value-type="float" office:value="1.8835" calcext:value-type="float">
            <text:p>1.8835</text:p>
          </table:table-cell>
          <table:table-cell office:value-type="float" office:value="1.88445" calcext:value-type="float">
            <text:p>1.88445</text:p>
          </table:table-cell>
          <table:table-cell office:value-type="float" office:value="1.88822" calcext:value-type="float">
            <text:p>1.88822</text:p>
          </table:table-cell>
          <table:table-cell office:value-type="float" office:value="1.88494" calcext:value-type="float">
            <text:p>1.88494</text:p>
          </table:table-cell>
          <table:table-cell office:value-type="float" office:value="1.88587" calcext:value-type="float">
            <text:p>1.88587</text:p>
          </table:table-cell>
          <table:table-cell office:value-type="float" office:value="1.89149" calcext:value-type="float">
            <text:p>1.89149</text:p>
          </table:table-cell>
          <table:table-cell office:value-type="float" office:value="1.88751" calcext:value-type="float">
            <text:p>1.88751</text:p>
          </table:table-cell>
          <table:table-cell office:value-type="float" office:value="1.88634" calcext:value-type="float">
            <text:p>1.8863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C19]+[.D19]+[.E19]+[.F19]+[.G19]+[.H19]+[.I19]+[.J19]+[.K19]+[.L19])/10" office:value-type="float" office:value="2.266467" calcext:value-type="float">
            <text:p>2.266467</text:p>
          </table:table-cell>
          <table:table-cell office:value-type="float" office:value="2.27502" calcext:value-type="float">
            <text:p>2.27502</text:p>
          </table:table-cell>
          <table:table-cell office:value-type="float" office:value="2.2683" calcext:value-type="float">
            <text:p>2.2683</text:p>
          </table:table-cell>
          <table:table-cell office:value-type="float" office:value="2.26192" calcext:value-type="float">
            <text:p>2.26192</text:p>
          </table:table-cell>
          <table:table-cell office:value-type="float" office:value="2.26781" calcext:value-type="float">
            <text:p>2.26781</text:p>
          </table:table-cell>
          <table:table-cell office:value-type="float" office:value="2.26673" calcext:value-type="float">
            <text:p>2.26673</text:p>
          </table:table-cell>
          <table:table-cell office:value-type="float" office:value="2.2688" calcext:value-type="float">
            <text:p>2.2688</text:p>
          </table:table-cell>
          <table:table-cell office:value-type="float" office:value="2.26556" calcext:value-type="float">
            <text:p>2.26556</text:p>
          </table:table-cell>
          <table:table-cell office:value-type="float" office:value="2.26297" calcext:value-type="float">
            <text:p>2.26297</text:p>
          </table:table-cell>
          <table:table-cell office:value-type="float" office:value="2.26408" calcext:value-type="float">
            <text:p>2.26408</text:p>
          </table:table-cell>
          <table:table-cell office:value-type="float" office:value="2.26348" calcext:value-type="float">
            <text:p>2.263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[.C20]+[.D20]+[.E20]+[.F20]+[.G20]+[.H20]+[.I20]+[.J20]+[.K20]+[.L20])/10" office:value-type="float" office:value="2.872834" calcext:value-type="float">
            <text:p>2.872834</text:p>
          </table:table-cell>
          <table:table-cell office:value-type="float" office:value="2.69106" calcext:value-type="float">
            <text:p>2.69106</text:p>
          </table:table-cell>
          <table:table-cell office:value-type="float" office:value="2.68443" calcext:value-type="float">
            <text:p>2.68443</text:p>
          </table:table-cell>
          <table:table-cell office:value-type="float" office:value="3.3302" calcext:value-type="float">
            <text:p>3.3302</text:p>
          </table:table-cell>
          <table:table-cell office:value-type="float" office:value="3.88769" calcext:value-type="float">
            <text:p>3.88769</text:p>
          </table:table-cell>
          <table:table-cell office:value-type="float" office:value="2.71445" calcext:value-type="float">
            <text:p>2.71445</text:p>
          </table:table-cell>
          <table:table-cell office:value-type="float" office:value="2.68159" calcext:value-type="float">
            <text:p>2.68159</text:p>
          </table:table-cell>
          <table:table-cell office:value-type="float" office:value="2.6812" calcext:value-type="float">
            <text:p>2.6812</text:p>
          </table:table-cell>
          <table:table-cell office:value-type="float" office:value="2.68234" calcext:value-type="float">
            <text:p>2.68234</text:p>
          </table:table-cell>
          <table:table-cell office:value-type="float" office:value="2.68783" calcext:value-type="float">
            <text:p>2.68783</text:p>
          </table:table-cell>
          <table:table-cell office:value-type="float" office:value="2.68755" calcext:value-type="float">
            <text:p>2.6875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C21]+[.D21]+[.E21]+[.F21]+[.G21]+[.H21]+[.I21]+[.J21]+[.K21]+[.L21])/10" office:value-type="float" office:value="3.143243" calcext:value-type="float">
            <text:p>3.143243</text:p>
          </table:table-cell>
          <table:table-cell office:value-type="float" office:value="3.14218" calcext:value-type="float">
            <text:p>3.14218</text:p>
          </table:table-cell>
          <table:table-cell office:value-type="float" office:value="3.13408" calcext:value-type="float">
            <text:p>3.13408</text:p>
          </table:table-cell>
          <table:table-cell office:value-type="float" office:value="3.16459" calcext:value-type="float">
            <text:p>3.16459</text:p>
          </table:table-cell>
          <table:table-cell office:value-type="float" office:value="3.13533" calcext:value-type="float">
            <text:p>3.13533</text:p>
          </table:table-cell>
          <table:table-cell office:value-type="float" office:value="3.13946" calcext:value-type="float">
            <text:p>3.13946</text:p>
          </table:table-cell>
          <table:table-cell office:value-type="float" office:value="3.15108" calcext:value-type="float">
            <text:p>3.15108</text:p>
          </table:table-cell>
          <table:table-cell office:value-type="float" office:value="3.14845" calcext:value-type="float">
            <text:p>3.14845</text:p>
          </table:table-cell>
          <table:table-cell office:value-type="float" office:value="3.13814" calcext:value-type="float">
            <text:p>3.13814</text:p>
          </table:table-cell>
          <table:table-cell office:value-type="float" office:value="3.14194" calcext:value-type="float">
            <text:p>3.14194</text:p>
          </table:table-cell>
          <table:table-cell office:value-type="float" office:value="3.13718" calcext:value-type="float">
            <text:p>3.1371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([.C22]+[.D22]+[.E22]+[.F22]+[.G22]+[.H22]+[.I22]+[.J22]+[.K22]+[.L22])/10" office:value-type="float" office:value="3.642645" calcext:value-type="float">
            <text:p>3.642645</text:p>
          </table:table-cell>
          <table:table-cell office:value-type="float" office:value="3.64901" calcext:value-type="float">
            <text:p>3.64901</text:p>
          </table:table-cell>
          <table:table-cell office:value-type="float" office:value="3.64295" calcext:value-type="float">
            <text:p>3.64295</text:p>
          </table:table-cell>
          <table:table-cell office:value-type="float" office:value="3.63499" calcext:value-type="float">
            <text:p>3.63499</text:p>
          </table:table-cell>
          <table:table-cell office:value-type="float" office:value="3.63878" calcext:value-type="float">
            <text:p>3.63878</text:p>
          </table:table-cell>
          <table:table-cell office:value-type="float" office:value="3.65022" calcext:value-type="float">
            <text:p>3.65022</text:p>
          </table:table-cell>
          <table:table-cell office:value-type="float" office:value="3.64384" calcext:value-type="float">
            <text:p>3.64384</text:p>
          </table:table-cell>
          <table:table-cell office:value-type="float" office:value="3.64192" calcext:value-type="float">
            <text:p>3.64192</text:p>
          </table:table-cell>
          <table:table-cell office:value-type="float" office:value="3.64005" calcext:value-type="float">
            <text:p>3.64005</text:p>
          </table:table-cell>
          <table:table-cell office:value-type="float" office:value="3.64448" calcext:value-type="float">
            <text:p>3.64448</text:p>
          </table:table-cell>
          <table:table-cell office:value-type="float" office:value="3.64021" calcext:value-type="float">
            <text:p>3.6402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([.C23]+[.D23]+[.E23]+[.F23]+[.G23]+[.H23]+[.I23]+[.J23]+[.K23]+[.L23])/10" office:value-type="float" office:value="4.215609" calcext:value-type="float">
            <text:p>4.215609</text:p>
          </table:table-cell>
          <table:table-cell office:value-type="float" office:value="4.22702" calcext:value-type="float">
            <text:p>4.22702</text:p>
          </table:table-cell>
          <table:table-cell office:value-type="float" office:value="4.22451" calcext:value-type="float">
            <text:p>4.22451</text:p>
          </table:table-cell>
          <table:table-cell office:value-type="float" office:value="4.21195" calcext:value-type="float">
            <text:p>4.21195</text:p>
          </table:table-cell>
          <table:table-cell office:value-type="float" office:value="4.21716" calcext:value-type="float">
            <text:p>4.21716</text:p>
          </table:table-cell>
          <table:table-cell office:value-type="float" office:value="4.20929" calcext:value-type="float">
            <text:p>4.20929</text:p>
          </table:table-cell>
          <table:table-cell office:value-type="float" office:value="4.20872" calcext:value-type="float">
            <text:p>4.20872</text:p>
          </table:table-cell>
          <table:table-cell office:value-type="float" office:value="4.21279" calcext:value-type="float">
            <text:p>4.21279</text:p>
          </table:table-cell>
          <table:table-cell office:value-type="float" office:value="4.21787" calcext:value-type="float">
            <text:p>4.21787</text:p>
          </table:table-cell>
          <table:table-cell office:value-type="float" office:value="4.21506" calcext:value-type="float">
            <text:p>4.21506</text:p>
          </table:table-cell>
          <table:table-cell office:value-type="float" office:value="4.21172" calcext:value-type="float">
            <text:p>4.2117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([.C24]+[.D24]+[.E24]+[.F24]+[.G24]+[.H24]+[.I24]+[.J24]+[.K24]+[.L24])/10" office:value-type="float" office:value="4.772921" calcext:value-type="float">
            <text:p>4.772921</text:p>
          </table:table-cell>
          <table:table-cell office:value-type="float" office:value="4.78284" calcext:value-type="float">
            <text:p>4.78284</text:p>
          </table:table-cell>
          <table:table-cell office:value-type="float" office:value="4.77637" calcext:value-type="float">
            <text:p>4.77637</text:p>
          </table:table-cell>
          <table:table-cell office:value-type="float" office:value="4.77913" calcext:value-type="float">
            <text:p>4.77913</text:p>
          </table:table-cell>
          <table:table-cell office:value-type="float" office:value="4.77297" calcext:value-type="float">
            <text:p>4.77297</text:p>
          </table:table-cell>
          <table:table-cell office:value-type="float" office:value="4.76201" calcext:value-type="float">
            <text:p>4.76201</text:p>
          </table:table-cell>
          <table:table-cell office:value-type="float" office:value="4.75558" calcext:value-type="float">
            <text:p>4.75558</text:p>
          </table:table-cell>
          <table:table-cell office:value-type="float" office:value="4.7856" calcext:value-type="float">
            <text:p>4.7856</text:p>
          </table:table-cell>
          <table:table-cell office:value-type="float" office:value="4.78531" calcext:value-type="float">
            <text:p>4.78531</text:p>
          </table:table-cell>
          <table:table-cell office:value-type="float" office:value="4.75677" calcext:value-type="float">
            <text:p>4.75677</text:p>
          </table:table-cell>
          <table:table-cell office:value-type="float" office:value="4.77263" calcext:value-type="float">
            <text:p>4.772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C25]+[.D25]+[.E25]+[.F25]+[.G25]+[.H25]+[.I25]+[.J25]+[.K25]+[.L25])/10" office:value-type="float" office:value="5.406265" calcext:value-type="float">
            <text:p>5.406265</text:p>
          </table:table-cell>
          <table:table-cell office:value-type="float" office:value="5.40906" calcext:value-type="float">
            <text:p>5.40906</text:p>
          </table:table-cell>
          <table:table-cell office:value-type="float" office:value="5.40952" calcext:value-type="float">
            <text:p>5.40952</text:p>
          </table:table-cell>
          <table:table-cell office:value-type="float" office:value="5.40433" calcext:value-type="float">
            <text:p>5.40433</text:p>
          </table:table-cell>
          <table:table-cell office:value-type="float" office:value="5.41079" calcext:value-type="float">
            <text:p>5.41079</text:p>
          </table:table-cell>
          <table:table-cell office:value-type="float" office:value="5.39697" calcext:value-type="float">
            <text:p>5.39697</text:p>
          </table:table-cell>
          <table:table-cell office:value-type="float" office:value="5.39745" calcext:value-type="float">
            <text:p>5.39745</text:p>
          </table:table-cell>
          <table:table-cell office:value-type="float" office:value="5.40604" calcext:value-type="float">
            <text:p>5.40604</text:p>
          </table:table-cell>
          <table:table-cell office:value-type="float" office:value="5.41784" calcext:value-type="float">
            <text:p>5.41784</text:p>
          </table:table-cell>
          <table:table-cell office:value-type="float" office:value="5.41355" calcext:value-type="float">
            <text:p>5.41355</text:p>
          </table:table-cell>
          <table:table-cell office:value-type="float" office:value="5.3971" calcext:value-type="float">
            <text:p>5.3971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([.C28]+[.D28]+[.E28]+[.F28]+[.G28]+[.H28]+[.I28]+[.J28]+[.K28]+[.L28])/10" office:value-type="float" office:value="0.004327" calcext:value-type="float">
            <text:p>0.004327</text:p>
          </table:table-cell>
          <table:table-cell table:style-name="ce2" office:value-type="float" office:value="0.005704" calcext:value-type="float">
            <text:p>0.005704</text:p>
          </table:table-cell>
          <table:table-cell table:style-name="ce2" office:value-type="float" office:value="0.004873" calcext:value-type="float">
            <text:p>0.004873</text:p>
          </table:table-cell>
          <table:table-cell table:style-name="ce2" office:value-type="float" office:value="0.005511" calcext:value-type="float">
            <text:p>0.005511</text:p>
          </table:table-cell>
          <table:table-cell table:style-name="ce2" office:value-type="float" office:value="0.006238" calcext:value-type="float">
            <text:p>0.006238</text:p>
          </table:table-cell>
          <table:table-cell table:style-name="ce2" office:value-type="float" office:value="0.004424" calcext:value-type="float">
            <text:p>0.004424</text:p>
          </table:table-cell>
          <table:table-cell table:style-name="ce2" office:value-type="float" office:value="0.003924" calcext:value-type="float">
            <text:p>0.003924</text:p>
          </table:table-cell>
          <table:table-cell table:style-name="ce2" office:value-type="float" office:value="0.003935" calcext:value-type="float">
            <text:p>0.003935</text:p>
          </table:table-cell>
          <table:table-cell table:style-name="ce2" office:value-type="float" office:value="0.003093" calcext:value-type="float">
            <text:p>0.003093</text:p>
          </table:table-cell>
          <table:table-cell table:style-name="ce2" office:value-type="float" office:value="0.002892" calcext:value-type="float">
            <text:p>0.002892</text:p>
          </table:table-cell>
          <table:table-cell table:style-name="ce2" office:value-type="float" office:value="0.002676" calcext:value-type="float">
            <text:p>0.002676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table:formula="of:=([.C29]+[.D29]+[.E29]+[.F29]+[.G29]+[.H29]+[.I29]+[.J29]+[.K29]+[.L29])/10" office:value-type="float" office:value="0.0185739" calcext:value-type="float">
            <text:p>0.0185739</text:p>
          </table:table-cell>
          <table:table-cell table:style-name="ce2" office:value-type="float" office:value="0.019629" calcext:value-type="float">
            <text:p>0.019629</text:p>
          </table:table-cell>
          <table:table-cell table:style-name="ce2" office:value-type="float" office:value="0.019057" calcext:value-type="float">
            <text:p>0.019057</text:p>
          </table:table-cell>
          <table:table-cell table:style-name="ce2" office:value-type="float" office:value="0.017998" calcext:value-type="float">
            <text:p>0.017998</text:p>
          </table:table-cell>
          <table:table-cell table:style-name="ce2" office:value-type="float" office:value="0.018159" calcext:value-type="float">
            <text:p>0.018159</text:p>
          </table:table-cell>
          <table:table-cell table:style-name="ce2" office:value-type="float" office:value="0.017992" calcext:value-type="float">
            <text:p>0.017992</text:p>
          </table:table-cell>
          <table:table-cell table:style-name="ce2" office:value-type="float" office:value="0.017761" calcext:value-type="float">
            <text:p>0.017761</text:p>
          </table:table-cell>
          <table:table-cell table:style-name="ce2" office:value-type="float" office:value="0.017874" calcext:value-type="float">
            <text:p>0.017874</text:p>
          </table:table-cell>
          <table:table-cell table:style-name="ce2" office:value-type="float" office:value="0.017892" calcext:value-type="float">
            <text:p>0.017892</text:p>
          </table:table-cell>
          <table:table-cell table:style-name="ce2" office:value-type="float" office:value="0.019277" calcext:value-type="float">
            <text:p>0.019277</text:p>
          </table:table-cell>
          <table:table-cell table:style-name="ce2" office:value-type="float" office:value="0.0201" calcext:value-type="float">
            <text:p>0.0201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table:formula="of:=([.C30]+[.D30]+[.E30]+[.F30]+[.G30]+[.H30]+[.I30]+[.J30]+[.K30]+[.L30])/10" office:value-type="float" office:value="0.060981" calcext:value-type="float">
            <text:p>0.060981</text:p>
          </table:table-cell>
          <table:table-cell table:style-name="ce2" office:value-type="float" office:value="0.061361" calcext:value-type="float">
            <text:p>0.061361</text:p>
          </table:table-cell>
          <table:table-cell table:style-name="ce2" office:value-type="float" office:value="0.059941" calcext:value-type="float">
            <text:p>0.059941</text:p>
          </table:table-cell>
          <table:table-cell table:style-name="ce2" office:value-type="float" office:value="0.061681" calcext:value-type="float">
            <text:p>0.061681</text:p>
          </table:table-cell>
          <table:table-cell table:style-name="ce2" office:value-type="float" office:value="0.065261" calcext:value-type="float">
            <text:p>0.065261</text:p>
          </table:table-cell>
          <table:table-cell table:style-name="ce2" office:value-type="float" office:value="0.062678" calcext:value-type="float">
            <text:p>0.062678</text:p>
          </table:table-cell>
          <table:table-cell table:style-name="ce2" office:value-type="float" office:value="0.060026" calcext:value-type="float">
            <text:p>0.060026</text:p>
          </table:table-cell>
          <table:table-cell table:style-name="ce2" office:value-type="float" office:value="0.059688" calcext:value-type="float">
            <text:p>0.059688</text:p>
          </table:table-cell>
          <table:table-cell table:style-name="ce2" office:value-type="float" office:value="0.059661" calcext:value-type="float">
            <text:p>0.059661</text:p>
          </table:table-cell>
          <table:table-cell table:style-name="ce2" office:value-type="float" office:value="0.059589" calcext:value-type="float">
            <text:p>0.059589</text:p>
          </table:table-cell>
          <table:table-cell table:style-name="ce2" office:value-type="float" office:value="0.059924" calcext:value-type="float">
            <text:p>0.059924</text:p>
          </table:table-cell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table:formula="of:=([.C31]+[.D31]+[.E31]+[.F31]+[.G31]+[.H31]+[.I31]+[.J31]+[.K31]+[.L31])/10" office:value-type="float" office:value="0.1415652" calcext:value-type="float">
            <text:p>0.1415652</text:p>
          </table:table-cell>
          <table:table-cell table:style-name="ce2" office:value-type="float" office:value="0.145741" calcext:value-type="float">
            <text:p>0.145741</text:p>
          </table:table-cell>
          <table:table-cell table:style-name="ce2" office:value-type="float" office:value="0.141809" calcext:value-type="float">
            <text:p>0.141809</text:p>
          </table:table-cell>
          <table:table-cell table:style-name="ce2" office:value-type="float" office:value="0.142107" calcext:value-type="float">
            <text:p>0.142107</text:p>
          </table:table-cell>
          <table:table-cell table:style-name="ce2" office:value-type="float" office:value="0.141659" calcext:value-type="float">
            <text:p>0.141659</text:p>
          </table:table-cell>
          <table:table-cell table:style-name="ce2" office:value-type="float" office:value="0.140599" calcext:value-type="float">
            <text:p>0.140599</text:p>
          </table:table-cell>
          <table:table-cell table:style-name="ce2" office:value-type="float" office:value="0.14062" calcext:value-type="float">
            <text:p>0.14062</text:p>
          </table:table-cell>
          <table:table-cell table:style-name="ce2" office:value-type="float" office:value="0.141316" calcext:value-type="float">
            <text:p>0.141316</text:p>
          </table:table-cell>
          <table:table-cell table:style-name="ce2" office:value-type="float" office:value="0.140844" calcext:value-type="float">
            <text:p>0.140844</text:p>
          </table:table-cell>
          <table:table-cell table:style-name="ce2" office:value-type="float" office:value="0.140411" calcext:value-type="float">
            <text:p>0.140411</text:p>
          </table:table-cell>
          <table:table-cell table:style-name="ce2" office:value-type="float" office:value="0.140546" calcext:value-type="float">
            <text:p>0.140546</text:p>
          </table:table-cell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table:formula="of:=([.C32]+[.D32]+[.E32]+[.F32]+[.G32]+[.H32]+[.I32]+[.J32]+[.K32]+[.L32])/10" office:value-type="float" office:value="0.274456" calcext:value-type="float">
            <text:p>0.274456</text:p>
          </table:table-cell>
          <table:table-cell table:style-name="ce2" office:value-type="float" office:value="0.277841" calcext:value-type="float">
            <text:p>0.277841</text:p>
          </table:table-cell>
          <table:table-cell table:style-name="ce2" office:value-type="float" office:value="0.273709" calcext:value-type="float">
            <text:p>0.273709</text:p>
          </table:table-cell>
          <table:table-cell table:style-name="ce2" office:value-type="float" office:value="0.274037" calcext:value-type="float">
            <text:p>0.274037</text:p>
          </table:table-cell>
          <table:table-cell table:style-name="ce2" office:value-type="float" office:value="0.27411" calcext:value-type="float">
            <text:p>0.27411</text:p>
          </table:table-cell>
          <table:table-cell table:style-name="ce2" office:value-type="float" office:value="0.274412" calcext:value-type="float">
            <text:p>0.274412</text:p>
          </table:table-cell>
          <table:table-cell table:style-name="ce2" office:value-type="float" office:value="0.273764" calcext:value-type="float">
            <text:p>0.273764</text:p>
          </table:table-cell>
          <table:table-cell table:style-name="ce2" office:value-type="float" office:value="0.274489" calcext:value-type="float">
            <text:p>0.274489</text:p>
          </table:table-cell>
          <table:table-cell table:style-name="ce2" office:value-type="float" office:value="0.273994" calcext:value-type="float">
            <text:p>0.273994</text:p>
          </table:table-cell>
          <table:table-cell table:style-name="ce2" office:value-type="float" office:value="0.273734" calcext:value-type="float">
            <text:p>0.273734</text:p>
          </table:table-cell>
          <table:table-cell table:style-name="ce2" office:value-type="float" office:value="0.27447" calcext:value-type="float">
            <text:p>0.27447</text:p>
          </table:table-cell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table:formula="of:=([.C33]+[.D33]+[.E33]+[.F33]+[.G33]+[.H33]+[.I33]+[.J33]+[.K33]+[.L33])/10" office:value-type="float" office:value="0.4719649" calcext:value-type="float">
            <text:p>0.4719649</text:p>
          </table:table-cell>
          <table:table-cell table:style-name="ce2" office:value-type="float" office:value="0.474434" calcext:value-type="float">
            <text:p>0.474434</text:p>
          </table:table-cell>
          <table:table-cell table:style-name="ce2" office:value-type="float" office:value="0.470982" calcext:value-type="float">
            <text:p>0.470982</text:p>
          </table:table-cell>
          <table:table-cell table:style-name="ce2" office:value-type="float" office:value="0.471363" calcext:value-type="float">
            <text:p>0.471363</text:p>
          </table:table-cell>
          <table:table-cell table:style-name="ce2" office:value-type="float" office:value="0.471886" calcext:value-type="float">
            <text:p>0.471886</text:p>
          </table:table-cell>
          <table:table-cell table:style-name="ce2" office:value-type="float" office:value="0.472767" calcext:value-type="float">
            <text:p>0.472767</text:p>
          </table:table-cell>
          <table:table-cell table:style-name="ce2" office:value-type="float" office:value="0.471989" calcext:value-type="float">
            <text:p>0.471989</text:p>
          </table:table-cell>
          <table:table-cell table:style-name="ce2" office:value-type="float" office:value="0.470694" calcext:value-type="float">
            <text:p>0.470694</text:p>
          </table:table-cell>
          <table:table-cell table:style-name="ce2" office:value-type="float" office:value="0.471886" calcext:value-type="float">
            <text:p>0.471886</text:p>
          </table:table-cell>
          <table:table-cell table:style-name="ce2" office:value-type="float" office:value="0.471862" calcext:value-type="float">
            <text:p>0.471862</text:p>
          </table:table-cell>
          <table:table-cell table:style-name="ce2" office:value-type="float" office:value="0.471786" calcext:value-type="float">
            <text:p>0.471786</text:p>
          </table:table-cell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table:formula="of:=([.C34]+[.D34]+[.E34]+[.F34]+[.G34]+[.H34]+[.I34]+[.J34]+[.K34]+[.L34])/10" office:value-type="float" office:value="0.7473421" calcext:value-type="float">
            <text:p>0.7473421</text:p>
          </table:table-cell>
          <table:table-cell table:style-name="ce2" office:value-type="float" office:value="0.750663" calcext:value-type="float">
            <text:p>0.750663</text:p>
          </table:table-cell>
          <table:table-cell table:style-name="ce2" office:value-type="float" office:value="0.746781" calcext:value-type="float">
            <text:p>0.746781</text:p>
          </table:table-cell>
          <table:table-cell table:style-name="ce2" office:value-type="float" office:value="0.747668" calcext:value-type="float">
            <text:p>0.747668</text:p>
          </table:table-cell>
          <table:table-cell table:style-name="ce2" office:value-type="float" office:value="0.747155" calcext:value-type="float">
            <text:p>0.747155</text:p>
          </table:table-cell>
          <table:table-cell table:style-name="ce2" office:value-type="float" office:value="0.747899" calcext:value-type="float">
            <text:p>0.747899</text:p>
          </table:table-cell>
          <table:table-cell table:style-name="ce2" office:value-type="float" office:value="0.746748" calcext:value-type="float">
            <text:p>0.746748</text:p>
          </table:table-cell>
          <table:table-cell table:style-name="ce2" office:value-type="float" office:value="0.746845" calcext:value-type="float">
            <text:p>0.746845</text:p>
          </table:table-cell>
          <table:table-cell table:style-name="ce2" office:value-type="float" office:value="0.746896" calcext:value-type="float">
            <text:p>0.746896</text:p>
          </table:table-cell>
          <table:table-cell table:style-name="ce2" office:value-type="float" office:value="0.745842" calcext:value-type="float">
            <text:p>0.745842</text:p>
          </table:table-cell>
          <table:table-cell table:style-name="ce2" office:value-type="float" office:value="0.746924" calcext:value-type="float">
            <text:p>0.746924</text:p>
          </table:table-cell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table:formula="of:=([.C35]+[.D35]+[.E35]+[.F35]+[.G35]+[.H35]+[.I35]+[.J35]+[.K35]+[.L35])/10" office:value-type="float" office:value="1.113593" calcext:value-type="float">
            <text:p>1.113593</text:p>
          </table:table-cell>
          <table:table-cell table:style-name="ce2" office:value-type="float" office:value="1.11615" calcext:value-type="float">
            <text:p>1.11615</text:p>
          </table:table-cell>
          <table:table-cell table:style-name="ce2" office:value-type="float" office:value="1.11319" calcext:value-type="float">
            <text:p>1.11319</text:p>
          </table:table-cell>
          <table:table-cell table:style-name="ce2" office:value-type="float" office:value="1.11278" calcext:value-type="float">
            <text:p>1.11278</text:p>
          </table:table-cell>
          <table:table-cell table:style-name="ce2" office:value-type="float" office:value="1.11362" calcext:value-type="float">
            <text:p>1.11362</text:p>
          </table:table-cell>
          <table:table-cell table:style-name="ce2" office:value-type="float" office:value="1.11421" calcext:value-type="float">
            <text:p>1.11421</text:p>
          </table:table-cell>
          <table:table-cell table:style-name="ce2" office:value-type="float" office:value="1.11328" calcext:value-type="float">
            <text:p>1.11328</text:p>
          </table:table-cell>
          <table:table-cell table:style-name="ce2" office:value-type="float" office:value="1.11338" calcext:value-type="float">
            <text:p>1.11338</text:p>
          </table:table-cell>
          <table:table-cell table:style-name="ce2" office:value-type="float" office:value="1.11304" calcext:value-type="float">
            <text:p>1.11304</text:p>
          </table:table-cell>
          <table:table-cell table:style-name="ce2" office:value-type="float" office:value="1.11379" calcext:value-type="float">
            <text:p>1.11379</text:p>
          </table:table-cell>
          <table:table-cell table:style-name="ce2" office:value-type="float" office:value="1.11249" calcext:value-type="float">
            <text:p>1.11249</text:p>
          </table:table-cell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table:formula="of:=([.C36]+[.D36]+[.E36]+[.F36]+[.G36]+[.H36]+[.I36]+[.J36]+[.K36]+[.L36])/10" office:value-type="float" office:value="1.585595" calcext:value-type="float">
            <text:p>1.585595</text:p>
          </table:table-cell>
          <table:table-cell table:style-name="ce2" office:value-type="float" office:value="1.58826" calcext:value-type="float">
            <text:p>1.58826</text:p>
          </table:table-cell>
          <table:table-cell table:style-name="ce2" office:value-type="float" office:value="1.58462" calcext:value-type="float">
            <text:p>1.58462</text:p>
          </table:table-cell>
          <table:table-cell table:style-name="ce2" office:value-type="float" office:value="1.585" calcext:value-type="float">
            <text:p>1.585</text:p>
          </table:table-cell>
          <table:table-cell table:style-name="ce2" office:value-type="float" office:value="1.5857" calcext:value-type="float">
            <text:p>1.5857</text:p>
          </table:table-cell>
          <table:table-cell table:style-name="ce2" office:value-type="float" office:value="1.58518" calcext:value-type="float">
            <text:p>1.58518</text:p>
          </table:table-cell>
          <table:table-cell table:style-name="ce2" office:value-type="float" office:value="1.5856" calcext:value-type="float">
            <text:p>1.5856</text:p>
          </table:table-cell>
          <table:table-cell table:style-name="ce2" office:value-type="float" office:value="1.58598" calcext:value-type="float">
            <text:p>1.58598</text:p>
          </table:table-cell>
          <table:table-cell table:style-name="ce2" office:value-type="float" office:value="1.5861" calcext:value-type="float">
            <text:p>1.5861</text:p>
          </table:table-cell>
          <table:table-cell table:style-name="ce2" office:value-type="float" office:value="1.58545" calcext:value-type="float">
            <text:p>1.58545</text:p>
          </table:table-cell>
          <table:table-cell table:style-name="ce2" office:value-type="float" office:value="1.58406" calcext:value-type="float">
            <text:p>1.58406</text:p>
          </table:table-cell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table:formula="of:=([.C37]+[.D37]+[.E37]+[.F37]+[.G37]+[.H37]+[.I37]+[.J37]+[.K37]+[.L37])/10" office:value-type="float" office:value="2.170823" calcext:value-type="float">
            <text:p>2.170823</text:p>
          </table:table-cell>
          <table:table-cell table:style-name="ce2" office:value-type="float" office:value="2.17323" calcext:value-type="float">
            <text:p>2.17323</text:p>
          </table:table-cell>
          <table:table-cell table:style-name="ce2" office:value-type="float" office:value="2.16939" calcext:value-type="float">
            <text:p>2.16939</text:p>
          </table:table-cell>
          <table:table-cell table:style-name="ce2" office:value-type="float" office:value="2.17003" calcext:value-type="float">
            <text:p>2.17003</text:p>
          </table:table-cell>
          <table:table-cell table:style-name="ce2" office:value-type="float" office:value="2.17012" calcext:value-type="float">
            <text:p>2.17012</text:p>
          </table:table-cell>
          <table:table-cell table:style-name="ce2" office:value-type="float" office:value="2.17094" calcext:value-type="float">
            <text:p>2.17094</text:p>
          </table:table-cell>
          <table:table-cell table:style-name="ce2" office:value-type="float" office:value="2.17073" calcext:value-type="float">
            <text:p>2.17073</text:p>
          </table:table-cell>
          <table:table-cell table:style-name="ce2" office:value-type="float" office:value="2.17126" calcext:value-type="float">
            <text:p>2.17126</text:p>
          </table:table-cell>
          <table:table-cell table:style-name="ce2" office:value-type="float" office:value="2.17138" calcext:value-type="float">
            <text:p>2.17138</text:p>
          </table:table-cell>
          <table:table-cell table:style-name="ce2" office:value-type="float" office:value="2.17137" calcext:value-type="float">
            <text:p>2.17137</text:p>
          </table:table-cell>
          <table:table-cell table:style-name="ce2" office:value-type="float" office:value="2.16978" calcext:value-type="float">
            <text:p>2.16978</text:p>
          </table:table-cell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 table:formula="of:=([.C38]+[.D38]+[.E38]+[.F38]+[.G38]+[.H38]+[.I38]+[.J38]+[.K38]+[.L38])/10" office:value-type="float" office:value="2.892699" calcext:value-type="float">
            <text:p>2.892699</text:p>
          </table:table-cell>
          <table:table-cell table:style-name="ce2" office:value-type="float" office:value="2.89065" calcext:value-type="float">
            <text:p>2.89065</text:p>
          </table:table-cell>
          <table:table-cell table:style-name="ce2" office:value-type="float" office:value="2.88743" calcext:value-type="float">
            <text:p>2.88743</text:p>
          </table:table-cell>
          <table:table-cell table:style-name="ce2" office:value-type="float" office:value="2.88805" calcext:value-type="float">
            <text:p>2.88805</text:p>
          </table:table-cell>
          <table:table-cell table:style-name="ce2" office:value-type="float" office:value="2.88461" calcext:value-type="float">
            <text:p>2.88461</text:p>
          </table:table-cell>
          <table:table-cell table:style-name="ce2" office:value-type="float" office:value="2.88537" calcext:value-type="float">
            <text:p>2.88537</text:p>
          </table:table-cell>
          <table:table-cell table:style-name="ce2" office:value-type="float" office:value="2.88494" calcext:value-type="float">
            <text:p>2.88494</text:p>
          </table:table-cell>
          <table:table-cell table:style-name="ce2" office:value-type="float" office:value="2.88622" calcext:value-type="float">
            <text:p>2.88622</text:p>
          </table:table-cell>
          <table:table-cell table:style-name="ce2" office:value-type="float" office:value="2.88463" calcext:value-type="float">
            <text:p>2.88463</text:p>
          </table:table-cell>
          <table:table-cell table:style-name="ce2" office:value-type="float" office:value="2.89037" calcext:value-type="float">
            <text:p>2.89037</text:p>
          </table:table-cell>
          <table:table-cell table:style-name="ce2" office:value-type="float" office:value="2.94472" calcext:value-type="float">
            <text:p>2.94472</text:p>
          </table:table-cell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2" table:formula="of:=([.C39]+[.D39]+[.E39]+[.F39]+[.G39]+[.H39]+[.I39]+[.J39]+[.K39]+[.L39])/10" office:value-type="float" office:value="3.741426" calcext:value-type="float">
            <text:p>3.741426</text:p>
          </table:table-cell>
          <table:table-cell table:style-name="ce2" office:value-type="float" office:value="3.74748" calcext:value-type="float">
            <text:p>3.74748</text:p>
          </table:table-cell>
          <table:table-cell table:style-name="ce2" office:value-type="float" office:value="3.74289" calcext:value-type="float">
            <text:p>3.74289</text:p>
          </table:table-cell>
          <table:table-cell table:style-name="ce2" office:value-type="float" office:value="3.73925" calcext:value-type="float">
            <text:p>3.73925</text:p>
          </table:table-cell>
          <table:table-cell table:style-name="ce2" office:value-type="float" office:value="3.74049" calcext:value-type="float">
            <text:p>3.74049</text:p>
          </table:table-cell>
          <table:table-cell table:style-name="ce2" office:value-type="float" office:value="3.73979" calcext:value-type="float">
            <text:p>3.73979</text:p>
          </table:table-cell>
          <table:table-cell table:style-name="ce2" office:value-type="float" office:value="3.73973" calcext:value-type="float">
            <text:p>3.73973</text:p>
          </table:table-cell>
          <table:table-cell table:style-name="ce2" office:value-type="float" office:value="3.74106" calcext:value-type="float">
            <text:p>3.74106</text:p>
          </table:table-cell>
          <table:table-cell table:style-name="ce2" office:value-type="float" office:value="3.74249" calcext:value-type="float">
            <text:p>3.74249</text:p>
          </table:table-cell>
          <table:table-cell table:style-name="ce2" office:value-type="float" office:value="3.74187" calcext:value-type="float">
            <text:p>3.74187</text:p>
          </table:table-cell>
          <table:table-cell table:style-name="ce2" office:value-type="float" office:value="3.73921" calcext:value-type="float">
            <text:p>3.73921</text:p>
          </table:table-cell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2" table:formula="of:=([.C40]+[.D40]+[.E40]+[.F40]+[.G40]+[.H40]+[.I40]+[.J40]+[.K40]+[.L40])/10" office:value-type="float" office:value="4.758461" calcext:value-type="float">
            <text:p>4.758461</text:p>
          </table:table-cell>
          <table:table-cell table:style-name="ce2" office:value-type="float" office:value="4.75776" calcext:value-type="float">
            <text:p>4.75776</text:p>
          </table:table-cell>
          <table:table-cell table:style-name="ce2" office:value-type="float" office:value="4.75375" calcext:value-type="float">
            <text:p>4.75375</text:p>
          </table:table-cell>
          <table:table-cell table:style-name="ce2" office:value-type="float" office:value="4.75828" calcext:value-type="float">
            <text:p>4.75828</text:p>
          </table:table-cell>
          <table:table-cell table:style-name="ce2" office:value-type="float" office:value="4.76471" calcext:value-type="float">
            <text:p>4.76471</text:p>
          </table:table-cell>
          <table:table-cell table:style-name="ce2" office:value-type="float" office:value="4.75871" calcext:value-type="float">
            <text:p>4.75871</text:p>
          </table:table-cell>
          <table:table-cell table:style-name="ce2" office:value-type="float" office:value="4.76063" calcext:value-type="float">
            <text:p>4.76063</text:p>
          </table:table-cell>
          <table:table-cell table:style-name="ce2" office:value-type="float" office:value="4.75833" calcext:value-type="float">
            <text:p>4.75833</text:p>
          </table:table-cell>
          <table:table-cell table:style-name="ce2" office:value-type="float" office:value="4.75742" calcext:value-type="float">
            <text:p>4.75742</text:p>
          </table:table-cell>
          <table:table-cell table:style-name="ce2" office:value-type="float" office:value="4.75788" calcext:value-type="float">
            <text:p>4.75788</text:p>
          </table:table-cell>
          <table:table-cell table:style-name="ce2" office:value-type="float" office:value="4.75714" calcext:value-type="float">
            <text:p>4.75714</text:p>
          </table:table-cell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2" table:formula="of:=([.C41]+[.D41]+[.E41]+[.F41]+[.G41]+[.H41]+[.I41]+[.J41]+[.K41]+[.L41])/10" office:value-type="float" office:value="6.049679" calcext:value-type="float">
            <text:p>6.049679</text:p>
          </table:table-cell>
          <table:table-cell table:style-name="ce2" office:value-type="float" office:value="5.96812" calcext:value-type="float">
            <text:p>5.96812</text:p>
          </table:table-cell>
          <table:table-cell table:style-name="ce2" office:value-type="float" office:value="5.9466" calcext:value-type="float">
            <text:p>5.9466</text:p>
          </table:table-cell>
          <table:table-cell table:style-name="ce2" office:value-type="float" office:value="5.96737" calcext:value-type="float">
            <text:p>5.96737</text:p>
          </table:table-cell>
          <table:table-cell table:style-name="ce2" office:value-type="float" office:value="6.38089" calcext:value-type="float">
            <text:p>6.38089</text:p>
          </table:table-cell>
          <table:table-cell table:style-name="ce2" office:value-type="float" office:value="6.20308" calcext:value-type="float">
            <text:p>6.20308</text:p>
          </table:table-cell>
          <table:table-cell table:style-name="ce2" office:value-type="float" office:value="6.22644" calcext:value-type="float">
            <text:p>6.22644</text:p>
          </table:table-cell>
          <table:table-cell table:style-name="ce2" office:value-type="float" office:value="5.96397" calcext:value-type="float">
            <text:p>5.96397</text:p>
          </table:table-cell>
          <table:table-cell table:style-name="ce2" office:value-type="float" office:value="5.94839" calcext:value-type="float">
            <text:p>5.94839</text:p>
          </table:table-cell>
          <table:table-cell table:style-name="ce2" office:value-type="float" office:value="5.94636" calcext:value-type="float">
            <text:p>5.94636</text:p>
          </table:table-cell>
          <table:table-cell table:style-name="ce2" office:value-type="float" office:value="5.94557" calcext:value-type="float">
            <text:p>5.94557</text:p>
          </table:table-cell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table:formula="of:=([.C42]+[.D42]+[.E42]+[.F42]+[.G42]+[.H42]+[.I42]+[.J42]+[.K42]+[.L42])/10" office:value-type="float" office:value="7.352899" calcext:value-type="float">
            <text:p>7.352899</text:p>
          </table:table-cell>
          <table:table-cell table:style-name="ce2" office:value-type="float" office:value="7.31443" calcext:value-type="float">
            <text:p>7.31443</text:p>
          </table:table-cell>
          <table:table-cell table:style-name="ce2" office:value-type="float" office:value="7.30758" calcext:value-type="float">
            <text:p>7.30758</text:p>
          </table:table-cell>
          <table:table-cell table:style-name="ce2" office:value-type="float" office:value="7.30171" calcext:value-type="float">
            <text:p>7.30171</text:p>
          </table:table-cell>
          <table:table-cell table:style-name="ce2" office:value-type="float" office:value="7.31062" calcext:value-type="float">
            <text:p>7.31062</text:p>
          </table:table-cell>
          <table:table-cell table:style-name="ce2" office:value-type="float" office:value="7.35342" calcext:value-type="float">
            <text:p>7.35342</text:p>
          </table:table-cell>
          <table:table-cell table:style-name="ce2" office:value-type="float" office:value="7.30106" calcext:value-type="float">
            <text:p>7.30106</text:p>
          </table:table-cell>
          <table:table-cell table:style-name="ce2" office:value-type="float" office:value="7.31163" calcext:value-type="float">
            <text:p>7.31163</text:p>
          </table:table-cell>
          <table:table-cell table:style-name="ce2" office:value-type="float" office:value="7.58411" calcext:value-type="float">
            <text:p>7.58411</text:p>
          </table:table-cell>
          <table:table-cell table:style-name="ce2" office:value-type="float" office:value="7.4326" calcext:value-type="float">
            <text:p>7.4326</text:p>
          </table:table-cell>
          <table:table-cell table:style-name="ce2" office:value-type="float" office:value="7.31183" calcext:value-type="float">
            <text:p>7.31183</text:p>
          </table:table-cell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 table:formula="of:=([.C43]+[.D43]+[.E43]+[.F43]+[.G43]+[.H43]+[.I43]+[.J43]+[.K43]+[.L43])/10" office:value-type="float" office:value="8.877567" calcext:value-type="float">
            <text:p>8.877567</text:p>
          </table:table-cell>
          <table:table-cell table:style-name="ce2" office:value-type="float" office:value="8.87694" calcext:value-type="float">
            <text:p>8.87694</text:p>
          </table:table-cell>
          <table:table-cell table:style-name="ce2" office:value-type="float" office:value="8.8732" calcext:value-type="float">
            <text:p>8.8732</text:p>
          </table:table-cell>
          <table:table-cell table:style-name="ce2" office:value-type="float" office:value="8.87373" calcext:value-type="float">
            <text:p>8.87373</text:p>
          </table:table-cell>
          <table:table-cell table:style-name="ce2" office:value-type="float" office:value="8.87892" calcext:value-type="float">
            <text:p>8.87892</text:p>
          </table:table-cell>
          <table:table-cell table:style-name="ce2" office:value-type="float" office:value="8.87681" calcext:value-type="float">
            <text:p>8.87681</text:p>
          </table:table-cell>
          <table:table-cell table:style-name="ce2" office:value-type="float" office:value="8.88582" calcext:value-type="float">
            <text:p>8.88582</text:p>
          </table:table-cell>
          <table:table-cell table:style-name="ce2" office:value-type="float" office:value="8.8789" calcext:value-type="float">
            <text:p>8.8789</text:p>
          </table:table-cell>
          <table:table-cell table:style-name="ce2" office:value-type="float" office:value="8.87288" calcext:value-type="float">
            <text:p>8.87288</text:p>
          </table:table-cell>
          <table:table-cell table:style-name="ce2" office:value-type="float" office:value="8.88512" calcext:value-type="float">
            <text:p>8.88512</text:p>
          </table:table-cell>
          <table:table-cell table:style-name="ce2" office:value-type="float" office:value="8.87335" calcext:value-type="float">
            <text:p>8.87335</text:p>
          </table:table-cell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2" table:formula="of:=([.C44]+[.D44]+[.E44]+[.F44]+[.G44]+[.H44]+[.I44]+[.J44]+[.K44]+[.L44])/10" office:value-type="float" office:value="10.71341" calcext:value-type="float">
            <text:p>10.71341</text:p>
          </table:table-cell>
          <table:table-cell table:style-name="ce2" office:value-type="float" office:value="10.6568" calcext:value-type="float">
            <text:p>10.6568</text:p>
          </table:table-cell>
          <table:table-cell table:style-name="ce2" office:value-type="float" office:value="10.6727" calcext:value-type="float">
            <text:p>10.6727</text:p>
          </table:table-cell>
          <table:table-cell table:style-name="ce2" office:value-type="float" office:value="10.6644" calcext:value-type="float">
            <text:p>10.6644</text:p>
          </table:table-cell>
          <table:table-cell table:style-name="ce2" office:value-type="float" office:value="10.6552" calcext:value-type="float">
            <text:p>10.6552</text:p>
          </table:table-cell>
          <table:table-cell table:style-name="ce2" office:value-type="float" office:value="10.7186" calcext:value-type="float">
            <text:p>10.7186</text:p>
          </table:table-cell>
          <table:table-cell table:style-name="ce2" office:value-type="float" office:value="10.6693" calcext:value-type="float">
            <text:p>10.6693</text:p>
          </table:table-cell>
          <table:table-cell table:style-name="ce2" office:value-type="float" office:value="11.0643" calcext:value-type="float">
            <text:p>11.0643</text:p>
          </table:table-cell>
          <table:table-cell table:style-name="ce2" office:value-type="float" office:value="10.7084" calcext:value-type="float">
            <text:p>10.7084</text:p>
          </table:table-cell>
          <table:table-cell table:style-name="ce2" office:value-type="float" office:value="10.6627" calcext:value-type="float">
            <text:p>10.6627</text:p>
          </table:table-cell>
          <table:table-cell table:style-name="ce2" office:value-type="float" office:value="10.6617" calcext:value-type="float">
            <text:p>10.6617</text:p>
          </table:table-cell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2" table:formula="of:=([.C45]+[.D45]+[.E45]+[.F45]+[.G45]+[.H45]+[.I45]+[.J45]+[.K45]+[.L45])/10" office:value-type="float" office:value="12.72497" calcext:value-type="float">
            <text:p>12.72497</text:p>
          </table:table-cell>
          <table:table-cell table:style-name="ce2" office:value-type="float" office:value="12.6714" calcext:value-type="float">
            <text:p>12.6714</text:p>
          </table:table-cell>
          <table:table-cell table:style-name="ce2" office:value-type="float" office:value="12.6927" calcext:value-type="float">
            <text:p>12.6927</text:p>
          </table:table-cell>
          <table:table-cell table:style-name="ce2" office:value-type="float" office:value="12.6659" calcext:value-type="float">
            <text:p>12.6659</text:p>
          </table:table-cell>
          <table:table-cell table:style-name="ce2" office:value-type="float" office:value="13.1991" calcext:value-type="float">
            <text:p>13.1991</text:p>
          </table:table-cell>
          <table:table-cell table:style-name="ce2" office:value-type="float" office:value="12.6676" calcext:value-type="float">
            <text:p>12.6676</text:p>
          </table:table-cell>
          <table:table-cell table:style-name="ce2" office:value-type="float" office:value="12.6702" calcext:value-type="float">
            <text:p>12.6702</text:p>
          </table:table-cell>
          <table:table-cell table:style-name="ce2" office:value-type="float" office:value="12.6617" calcext:value-type="float">
            <text:p>12.6617</text:p>
          </table:table-cell>
          <table:table-cell table:style-name="ce2" office:value-type="float" office:value="12.6631" calcext:value-type="float">
            <text:p>12.6631</text:p>
          </table:table-cell>
          <table:table-cell table:style-name="ce2" office:value-type="float" office:value="12.6568" calcext:value-type="float">
            <text:p>12.6568</text:p>
          </table:table-cell>
          <table:table-cell table:style-name="ce2" office:value-type="float" office:value="12.7012" calcext:value-type="float">
            <text:p>12.7012</text:p>
          </table:table-cell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2" table:formula="of:=([.C46]+[.D46]+[.E46]+[.F46]+[.G46]+[.H46]+[.I46]+[.J46]+[.K46]+[.L46])/10" office:value-type="float" office:value="14.9355" calcext:value-type="float">
            <text:p>14.9355</text:p>
          </table:table-cell>
          <table:table-cell table:style-name="ce2" office:value-type="float" office:value="14.9334" calcext:value-type="float">
            <text:p>14.9334</text:p>
          </table:table-cell>
          <table:table-cell table:number-columns-repeated="2" table:style-name="ce2" office:value-type="float" office:value="14.9442" calcext:value-type="float">
            <text:p>14.9442</text:p>
          </table:table-cell>
          <table:table-cell table:style-name="ce2" office:value-type="float" office:value="14.9365" calcext:value-type="float">
            <text:p>14.9365</text:p>
          </table:table-cell>
          <table:table-cell table:style-name="ce2" office:value-type="float" office:value="14.9321" calcext:value-type="float">
            <text:p>14.9321</text:p>
          </table:table-cell>
          <table:table-cell table:style-name="ce2" office:value-type="float" office:value="14.9481" calcext:value-type="float">
            <text:p>14.9481</text:p>
          </table:table-cell>
          <table:table-cell table:style-name="ce2" office:value-type="float" office:value="14.9289" calcext:value-type="float">
            <text:p>14.9289</text:p>
          </table:table-cell>
          <table:table-cell table:style-name="ce2" office:value-type="float" office:value="14.9333" calcext:value-type="float">
            <text:p>14.9333</text:p>
          </table:table-cell>
          <table:table-cell table:style-name="ce2" office:value-type="float" office:value="14.921" calcext:value-type="float">
            <text:p>14.921</text:p>
          </table:table-cell>
          <table:table-cell table:style-name="ce2" office:value-type="float" office:value="14.9333" calcext:value-type="float">
            <text:p>14.9333</text:p>
          </table:table-cell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2" table:formula="of:=([.C47]+[.D47]+[.E47]+[.F47]+[.G47]+[.H47]+[.I47]+[.J47]+[.K47]+[.L47])/10" office:value-type="float" office:value="17.6516" calcext:value-type="float">
            <text:p>17.6516</text:p>
          </table:table-cell>
          <table:table-cell table:style-name="ce2" office:value-type="float" office:value="17.4291" calcext:value-type="float">
            <text:p>17.4291</text:p>
          </table:table-cell>
          <table:table-cell table:style-name="ce2" office:value-type="float" office:value="18.756" calcext:value-type="float">
            <text:p>18.756</text:p>
          </table:table-cell>
          <table:table-cell table:style-name="ce2" office:value-type="float" office:value="17.9642" calcext:value-type="float">
            <text:p>17.9642</text:p>
          </table:table-cell>
          <table:table-cell table:style-name="ce2" office:value-type="float" office:value="17.7647" calcext:value-type="float">
            <text:p>17.7647</text:p>
          </table:table-cell>
          <table:table-cell table:style-name="ce2" office:value-type="float" office:value="17.4722" calcext:value-type="float">
            <text:p>17.4722</text:p>
          </table:table-cell>
          <table:table-cell table:style-name="ce2" office:value-type="float" office:value="17.4329" calcext:value-type="float">
            <text:p>17.4329</text:p>
          </table:table-cell>
          <table:table-cell table:style-name="ce2" office:value-type="float" office:value="17.4223" calcext:value-type="float">
            <text:p>17.4223</text:p>
          </table:table-cell>
          <table:table-cell table:style-name="ce2" office:value-type="float" office:value="17.4161" calcext:value-type="float">
            <text:p>17.4161</text:p>
          </table:table-cell>
          <table:table-cell table:style-name="ce2" office:value-type="float" office:value="17.4308" calcext:value-type="float">
            <text:p>17.4308</text:p>
          </table:table-cell>
          <table:table-cell table:style-name="ce2" office:value-type="float" office:value="17.4277" calcext:value-type="float">
            <text:p>17.4277</text:p>
          </table:table-cell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2" table:formula="of:=([.C48]+[.D48]+[.E48]+[.F48]+[.G48]+[.H48]+[.I48]+[.J48]+[.K48]+[.L48])/10" office:value-type="float" office:value="20.18855" calcext:value-type="float">
            <text:p>20.18855</text:p>
          </table:table-cell>
          <table:table-cell table:style-name="ce2" office:value-type="float" office:value="20.194" calcext:value-type="float">
            <text:p>20.194</text:p>
          </table:table-cell>
          <table:table-cell table:style-name="ce2" office:value-type="float" office:value="20.1857" calcext:value-type="float">
            <text:p>20.1857</text:p>
          </table:table-cell>
          <table:table-cell table:style-name="ce2" office:value-type="float" office:value="20.1967" calcext:value-type="float">
            <text:p>20.1967</text:p>
          </table:table-cell>
          <table:table-cell table:style-name="ce2" office:value-type="float" office:value="20.1932" calcext:value-type="float">
            <text:p>20.1932</text:p>
          </table:table-cell>
          <table:table-cell table:style-name="ce2" office:value-type="float" office:value="20.1952" calcext:value-type="float">
            <text:p>20.1952</text:p>
          </table:table-cell>
          <table:table-cell table:style-name="ce2" office:value-type="float" office:value="20.2001" calcext:value-type="float">
            <text:p>20.2001</text:p>
          </table:table-cell>
          <table:table-cell table:style-name="ce2" office:value-type="float" office:value="20.1769" calcext:value-type="float">
            <text:p>20.1769</text:p>
          </table:table-cell>
          <table:table-cell table:style-name="ce2" office:value-type="float" office:value="20.1799" calcext:value-type="float">
            <text:p>20.1799</text:p>
          </table:table-cell>
          <table:table-cell table:style-name="ce2" office:value-type="float" office:value="20.1898" calcext:value-type="float">
            <text:p>20.1898</text:p>
          </table:table-cell>
          <table:table-cell table:style-name="ce2" office:value-type="float" office:value="20.174" calcext:value-type="float">
            <text:p>20.174</text:p>
          </table:table-cell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2" table:formula="of:=([.C49]+[.D49]+[.E49]+[.F49]+[.G49]+[.H49]+[.I49]+[.J49]+[.K49]+[.L49])/10" office:value-type="float" office:value="23.25965" calcext:value-type="float">
            <text:p>23.25965</text:p>
          </table:table-cell>
          <table:table-cell table:style-name="ce2" office:value-type="float" office:value="23.2612" calcext:value-type="float">
            <text:p>23.2612</text:p>
          </table:table-cell>
          <table:table-cell table:style-name="ce2" office:value-type="float" office:value="23.2608" calcext:value-type="float">
            <text:p>23.2608</text:p>
          </table:table-cell>
          <table:table-cell table:style-name="ce2" office:value-type="float" office:value="23.2665" calcext:value-type="float">
            <text:p>23.2665</text:p>
          </table:table-cell>
          <table:table-cell table:style-name="ce2" office:value-type="float" office:value="23.2511" calcext:value-type="float">
            <text:p>23.2511</text:p>
          </table:table-cell>
          <table:table-cell table:style-name="ce2" office:value-type="float" office:value="23.2605" calcext:value-type="float">
            <text:p>23.2605</text:p>
          </table:table-cell>
          <table:table-cell table:style-name="ce2" office:value-type="float" office:value="23.2622" calcext:value-type="float">
            <text:p>23.2622</text:p>
          </table:table-cell>
          <table:table-cell table:style-name="ce2" office:value-type="float" office:value="23.2557" calcext:value-type="float">
            <text:p>23.2557</text:p>
          </table:table-cell>
          <table:table-cell table:style-name="ce2" office:value-type="float" office:value="23.2501" calcext:value-type="float">
            <text:p>23.2501</text:p>
          </table:table-cell>
          <table:table-cell table:style-name="ce2" office:value-type="float" office:value="23.2652" calcext:value-type="float">
            <text:p>23.2652</text:p>
          </table:table-cell>
          <table:table-cell table:style-name="ce2" office:value-type="float" office:value="23.2632" calcext:value-type="float">
            <text:p>23.2632</text:p>
          </table:table-cell>
        </table:table-row>
        <table:table-row table:style-name="ro1">
          <table:table-cell table:style-name="ce2" office:value-type="float" office:value="1840" calcext:value-type="float">
            <text:p>1840</text:p>
          </table:table-cell>
          <table:table-cell table:style-name="ce2" table:formula="of:=([.C50]+[.D50]+[.E50]+[.F50]+[.G50]+[.H50]+[.I50]+[.J50]+[.K50]+[.L50])/10" office:value-type="float" office:value="26.59292" calcext:value-type="float">
            <text:p>26.59292</text:p>
          </table:table-cell>
          <table:table-cell table:style-name="ce2" office:value-type="float" office:value="26.6015" calcext:value-type="float">
            <text:p>26.6015</text:p>
          </table:table-cell>
          <table:table-cell table:style-name="ce2" office:value-type="float" office:value="26.5873" calcext:value-type="float">
            <text:p>26.5873</text:p>
          </table:table-cell>
          <table:table-cell table:style-name="ce2" office:value-type="float" office:value="26.5962" calcext:value-type="float">
            <text:p>26.5962</text:p>
          </table:table-cell>
          <table:table-cell table:style-name="ce2" office:value-type="float" office:value="26.5801" calcext:value-type="float">
            <text:p>26.5801</text:p>
          </table:table-cell>
          <table:table-cell table:style-name="ce2" office:value-type="float" office:value="26.5852" calcext:value-type="float">
            <text:p>26.5852</text:p>
          </table:table-cell>
          <table:table-cell table:style-name="ce2" office:value-type="float" office:value="26.5964" calcext:value-type="float">
            <text:p>26.5964</text:p>
          </table:table-cell>
          <table:table-cell table:style-name="ce2" office:value-type="float" office:value="26.5917" calcext:value-type="float">
            <text:p>26.5917</text:p>
          </table:table-cell>
          <table:table-cell table:style-name="ce2" office:value-type="float" office:value="26.6016" calcext:value-type="float">
            <text:p>26.6016</text:p>
          </table:table-cell>
          <table:table-cell table:style-name="ce2" office:value-type="float" office:value="26.6048" calcext:value-type="float">
            <text:p>26.6048</text:p>
          </table:table-cell>
          <table:table-cell table:style-name="ce2" office:value-type="float" office:value="26.5844" calcext:value-type="float">
            <text:p>26.5844</text:p>
          </table:table-cell>
        </table:table-row>
        <table:table-row table:style-name="ro1">
          <table:table-cell table:style-name="ce2" office:value-type="float" office:value="1920" calcext:value-type="float">
            <text:p>1920</text:p>
          </table:table-cell>
          <table:table-cell table:style-name="ce2" table:formula="of:=([.C51]+[.D51]+[.E51]+[.F51]+[.G51]+[.H51]+[.I51]+[.J51]+[.K51]+[.L51])/10" office:value-type="float" office:value="30.44521" calcext:value-type="float">
            <text:p>30.44521</text:p>
          </table:table-cell>
          <table:table-cell table:style-name="ce2" office:value-type="float" office:value="30.2508" calcext:value-type="float">
            <text:p>30.2508</text:p>
          </table:table-cell>
          <table:table-cell table:style-name="ce2" office:value-type="float" office:value="30.9234" calcext:value-type="float">
            <text:p>30.9234</text:p>
          </table:table-cell>
          <table:table-cell table:style-name="ce2" office:value-type="float" office:value="30.3608" calcext:value-type="float">
            <text:p>30.3608</text:p>
          </table:table-cell>
          <table:table-cell table:style-name="ce2" office:value-type="float" office:value="30.2704" calcext:value-type="float">
            <text:p>30.2704</text:p>
          </table:table-cell>
          <table:table-cell table:style-name="ce2" office:value-type="float" office:value="30.6373" calcext:value-type="float">
            <text:p>30.6373</text:p>
          </table:table-cell>
          <table:table-cell table:style-name="ce2" office:value-type="float" office:value="30.2242" calcext:value-type="float">
            <text:p>30.2242</text:p>
          </table:table-cell>
          <table:table-cell table:style-name="ce2" office:value-type="float" office:value="30.6582" calcext:value-type="float">
            <text:p>30.6582</text:p>
          </table:table-cell>
          <table:table-cell table:style-name="ce2" office:value-type="float" office:value="30.254" calcext:value-type="float">
            <text:p>30.254</text:p>
          </table:table-cell>
          <table:table-cell table:style-name="ce2" office:value-type="float" office:value="30.2343" calcext:value-type="float">
            <text:p>30.2343</text:p>
          </table:table-cell>
          <table:table-cell table:style-name="ce2" office:value-type="float" office:value="30.6387" calcext:value-type="float">
            <text:p>30.6387</text:p>
          </table:table-cell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table:formula="of:=([.C52]+[.D52]+[.E52]+[.F52]+[.G52]+[.H52]+[.I52]+[.J52]+[.K52]+[.L52])/10" office:value-type="float" office:value="34.42601" calcext:value-type="float">
            <text:p>34.42601</text:p>
          </table:table-cell>
          <table:table-cell table:style-name="ce2" office:value-type="float" office:value="34.855" calcext:value-type="float">
            <text:p>34.855</text:p>
          </table:table-cell>
          <table:table-cell table:style-name="ce2" office:value-type="float" office:value="34.1415" calcext:value-type="float">
            <text:p>34.1415</text:p>
          </table:table-cell>
          <table:table-cell table:style-name="ce2" office:value-type="float" office:value="34.146" calcext:value-type="float">
            <text:p>34.146</text:p>
          </table:table-cell>
          <table:table-cell table:style-name="ce2" office:value-type="float" office:value="34.7026" calcext:value-type="float">
            <text:p>34.7026</text:p>
          </table:table-cell>
          <table:table-cell table:style-name="ce2" office:value-type="float" office:value="34.167" calcext:value-type="float">
            <text:p>34.167</text:p>
          </table:table-cell>
          <table:table-cell table:style-name="ce2" office:value-type="float" office:value="34.1679" calcext:value-type="float">
            <text:p>34.1679</text:p>
          </table:table-cell>
          <table:table-cell table:style-name="ce2" office:value-type="float" office:value="34.8675" calcext:value-type="float">
            <text:p>34.8675</text:p>
          </table:table-cell>
          <table:table-cell table:style-name="ce2" office:value-type="float" office:value="34.1668" calcext:value-type="float">
            <text:p>34.1668</text:p>
          </table:table-cell>
          <table:table-cell table:style-name="ce2" office:value-type="float" office:value="34.8519" calcext:value-type="float">
            <text:p>34.8519</text:p>
          </table:table-cell>
          <table:table-cell table:style-name="ce2" office:value-type="float" office:value="34.1939" calcext:value-type="float">
            <text:p>34.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0:29:54.748497581</meta:creation-date>
    <dc:date>2020-03-11T00:31:21.300002230</dc:date>
    <meta:editing-duration>PT1M26S</meta:editing-duration>
    <meta:editing-cycles>1</meta:editing-cycles>
    <meta:document-statistic meta:table-count="1" meta:cell-count="6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3cm" svg:y="3.952cm" style:legend-expansion="high" chart:style-name="ch2"/>
        <chart:plot-area chart:style-name="ch3" table:cell-range-address="Sheet1.A1:Sheet1.B25 Sheet1.B28:Sheet1.B52" chart:data-source-has-labels="row" svg:x="0.32cm" svg:y="0.18cm" svg:width="11.423cm" svg:height="8.64cm">
          <chartooo:coordinate-region svg:x="0.941cm" svg:y="0.379cm" svg:width="10.4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" loext:label-string="floyd_optimizado" chart:class="chart:scatter">
            <chart:domain table:cell-range-address="Sheet1.A1:Sheet1.A25"/>
            <chart:data-point chart:repeated="25"/>
          </chart:series>
          <chart:series chart:style-name="ch7" chart:values-cell-range-address="Sheet1.B28:Sheet1.B52" loext:label-string="floyd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oyd_optimizado</text:p>
              </table:table-cell>
              <table:table-cell office:value-type="string">
                <text:p>floy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1:Sheet1.A25</svg:desc>
                </draw:g>
              </table:table-cell>
              <table:table-cell office:value-type="float" office:value="0.0003433">
                <text:p>0.0003433</text:p>
                <draw:g>
                  <svg:desc>Sheet1.B1:Sheet1.B25</svg:desc>
                </draw:g>
              </table:table-cell>
              <table:table-cell office:value-type="float" office:value="0.004327">
                <text:p>0.004327</text:p>
                <draw:g>
                  <svg:desc>Sheet1.B28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0.0027849">
                <text:p>0.0027849</text:p>
              </table:table-cell>
              <table:table-cell office:value-type="float" office:value="0.0185739">
                <text:p>0.0185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088382">
                <text:p>0.0088382</text:p>
              </table:table-cell>
              <table:table-cell office:value-type="float" office:value="0.060981">
                <text:p>0.060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0.0206425">
                <text:p>0.0206425</text:p>
              </table:table-cell>
              <table:table-cell office:value-type="float" office:value="0.1415652">
                <text:p>0.1415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408305">
                <text:p>0.0408305</text:p>
              </table:table-cell>
              <table:table-cell office:value-type="float" office:value="0.274456">
                <text:p>0.274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0.0676844">
                <text:p>0.0676844</text:p>
              </table:table-cell>
              <table:table-cell office:value-type="float" office:value="0.4719649">
                <text:p>0.471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0.107296">
                <text:p>0.107296</text:p>
              </table:table-cell>
              <table:table-cell office:value-type="float" office:value="0.7473421">
                <text:p>0.7473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  <table:table-cell office:value-type="float" office:value="0.1614052">
                <text:p>0.1614052</text:p>
              </table:table-cell>
              <table:table-cell office:value-type="float" office:value="1.113593">
                <text:p>1.113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0.2263606">
                <text:p>0.2263606</text:p>
              </table:table-cell>
              <table:table-cell office:value-type="float" office:value="1.585595">
                <text:p>1.585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3096842">
                <text:p>0.3096842</text:p>
              </table:table-cell>
              <table:table-cell office:value-type="float" office:value="2.170823">
                <text:p>2.17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0.4116349">
                <text:p>0.4116349</text:p>
              </table:table-cell>
              <table:table-cell office:value-type="float" office:value="2.892699">
                <text:p>2.892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0">
                <text:p>960</text:p>
              </table:table-cell>
              <table:table-cell office:value-type="float" office:value="0.532891">
                <text:p>0.532891</text:p>
              </table:table-cell>
              <table:table-cell office:value-type="float" office:value="3.741426">
                <text:p>3.741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0">
                <text:p>1040</text:p>
              </table:table-cell>
              <table:table-cell office:value-type="float" office:value="0.6753715">
                <text:p>0.6753715</text:p>
              </table:table-cell>
              <table:table-cell office:value-type="float" office:value="4.758461">
                <text:p>4.758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0">
                <text:p>1120</text:p>
              </table:table-cell>
              <table:table-cell office:value-type="float" office:value="0.8412658">
                <text:p>0.8412658</text:p>
              </table:table-cell>
              <table:table-cell office:value-type="float" office:value="6.049679">
                <text:p>6.049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1.043723">
                <text:p>1.043723</text:p>
              </table:table-cell>
              <table:table-cell office:value-type="float" office:value="7.352899">
                <text:p>7.352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0">
                <text:p>1280</text:p>
              </table:table-cell>
              <table:table-cell office:value-type="float" office:value="1.282619">
                <text:p>1.282619</text:p>
              </table:table-cell>
              <table:table-cell office:value-type="float" office:value="8.877567">
                <text:p>8.877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0">
                <text:p>1360</text:p>
              </table:table-cell>
              <table:table-cell office:value-type="float" office:value="1.569684">
                <text:p>1.569684</text:p>
              </table:table-cell>
              <table:table-cell office:value-type="float" office:value="10.71341">
                <text:p>10.71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.887955">
                <text:p>1.887955</text:p>
              </table:table-cell>
              <table:table-cell office:value-type="float" office:value="12.72497">
                <text:p>12.72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0">
                <text:p>1520</text:p>
              </table:table-cell>
              <table:table-cell office:value-type="float" office:value="2.266467">
                <text:p>2.266467</text:p>
              </table:table-cell>
              <table:table-cell office:value-type="float" office:value="14.9355">
                <text:p>14.9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0">
                <text:p>1600</text:p>
              </table:table-cell>
              <table:table-cell office:value-type="float" office:value="2.872834">
                <text:p>2.872834</text:p>
              </table:table-cell>
              <table:table-cell office:value-type="float" office:value="17.6516">
                <text:p>17.6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0">
                <text:p>1680</text:p>
              </table:table-cell>
              <table:table-cell office:value-type="float" office:value="3.143243">
                <text:p>3.143243</text:p>
              </table:table-cell>
              <table:table-cell office:value-type="float" office:value="20.18855">
                <text:p>20.18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0">
                <text:p>1760</text:p>
              </table:table-cell>
              <table:table-cell office:value-type="float" office:value="3.642645">
                <text:p>3.642645</text:p>
              </table:table-cell>
              <table:table-cell office:value-type="float" office:value="23.25965">
                <text:p>23.25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0">
                <text:p>1840</text:p>
              </table:table-cell>
              <table:table-cell office:value-type="float" office:value="4.215609">
                <text:p>4.215609</text:p>
              </table:table-cell>
              <table:table-cell office:value-type="float" office:value="26.59292">
                <text:p>26.59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0">
                <text:p>1920</text:p>
              </table:table-cell>
              <table:table-cell office:value-type="float" office:value="4.772921">
                <text:p>4.772921</text:p>
              </table:table-cell>
              <table:table-cell office:value-type="float" office:value="30.44521">
                <text:p>30.44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5.406265">
                <text:p>5.406265</text:p>
              </table:table-cell>
              <table:table-cell office:value-type="float" office:value="34.42601">
                <text:p>34.42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